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ucida Sans" svg:font-family="'Lucida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Condensed"/>
    </style:style>
    <style:style style:name="P2" style:family="paragraph" style:parent-style-name="Standard" style:list-style-name="L1">
      <style:text-properties style:font-name="DejaVu Sans Condensed"/>
    </style:style>
    <style:style style:name="P3" style:family="paragraph" style:parent-style-name="Standard" style:list-style-name="L2">
      <style:text-properties style:font-name="DejaVu Sans Condensed"/>
    </style:style>
    <style:style style:name="P4" style:family="paragraph" style:parent-style-name="Standard" style:list-style-name="L3">
      <style:text-properties style:font-name="DejaVu Sans Condensed"/>
    </style:style>
    <style:style style:name="P5" style:family="paragraph" style:parent-style-name="Standard">
      <style:paragraph-properties fo:break-before="page"/>
      <style:text-properties style:font-name="DejaVu Sans Condensed"/>
    </style:style>
    <style:style style:name="P6" style:family="paragraph" style:parent-style-name="Standard">
      <style:paragraph-properties fo:margin-left="0.8508in" fo:margin-right="0in" fo:text-indent="0.0346in" style:auto-text-indent="false"/>
      <style:text-properties style:font-name="DejaVu Sans Condens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document, due to space and time constraints, I only describe the methods used for the final submission. Many variations of learning and preprocessing were tried and a longer manuscript will eventually better elucidate the choices that were.</text:p>
      <text:p text:style-name="P1"/>
      <text:p text:style-name="P1">Subchallenge 1</text:p>
      <text:p text:style-name="P1"><text:line-break/>Only gene expression data was used, with RNA-seq &amp; microarray data being combined to form a average value.</text:p>
      <text:p text:style-name="P1"/>
      <text:list xml:id="list1595300208" text:style-name="L1">
        <text:list-item>
          <text:p text:style-name="P2">Use the seq calls provided from the RNA-seq data to determine which genes are changing. Only these “active” genes will be used.</text:p>
        </text:list-item>
        <text:list-item>
          <text:p text:style-name="P2">Preprocess the RNA-seq data with a log-transform</text:p>
          <text:list>
            <text:list-item>
              <text:p text:style-name="P2">r' = log(r + 1)</text:p>
            </text:list-item>
            <text:list-item>
              <text:p text:style-name="P2">where r' is the new value and r is the old one.</text:p>
            </text:list-item>
          </text:list>
        </text:list-item>
        <text:list-item>
          <text:p text:style-name="P2">Combine the RNA-seq and the microarray data into a single prediction by averaging the z-scored values.</text:p>
        </text:list-item>
        <text:list-item>
          <text:p text:style-name="P2">Any gene without both an RNA-seq and microarray measurement was discarded.</text:p>
        </text:list-item>
      </text:list>
      <text:p text:style-name="P1"/>
      <text:p text:style-name="P1">Now, we obtain a matrix of gene expression which contains only the active genes. We do not use this matrix directly. Instead we look up GO terms for all genes (ignoring the Cellular Component vocabulary). All genes which map to the same GO term are combined. We combine the genes by reducing with the following function</text:p>
      <text:p text:style-name="P1"/>
      <text:p text:style-name="P1">maxabs(a, b) = if |a| &gt; |b| then a else b</text:p>
      <text:p text:style-name="P1"/>
      <text:p text:style-name="P1">That is, we keep the maximum in absolute terms, while preserving its sign.</text:p>
      <text:p text:style-name="P1"/>
      <text:p text:style-name="P1">For learning, we further process the data by</text:p>
      <text:p text:style-name="P1"/>
      <text:list xml:id="list314416537" text:style-name="L2">
        <text:list-item>
          <text:list>
            <text:list-item>
              <text:list>
                <text:list-item>
                  <text:p text:style-name="P3">normalising to zscores (the maxabs transform does not preserve this property)</text:p>
                </text:list-item>
                <text:list-item>
                  <text:p text:style-name="P3">selecting features which correlate with at least 20 drug signatures</text:p>
                </text:list-item>
              </text:list>
            </text:list-item>
          </text:list>
        </text:list-item>
      </text:list>
      <text:p text:style-name="P1"/>
      <text:p text:style-name="P1">Finally, we use relaxed lasso for the optimisation. A first lasso pass with λ=.000225010113525 is used (this is roughly 2⁻¹²) is used for feature selection, and a second pass with λ' = λ/10 is used for the final learning. An initial attempt to use cross-validation to learn λ led to massive over-fitting and a value in the middle of the range was chosen.</text:p>
      <text:p text:style-name="P1"/>
      <text:p text:style-name="P1">The optimisation uses coordinate descent for optimisation and ignores the regression error in the missing entries.</text:p>
      <text:p text:style-name="P1"/>
      <text:p text:style-name="P1">B* = arg max_B <text:s text:c="2"/>½ 1/n ΣWᵢⱼ(Yᵢⱼ – (BX)ᵢⱼ)² – λ|B|</text:p>
      <text:p text:style-name="P1"/>
      <text:p text:style-name="P1">Where the weight of example i,j, Wᵢⱼ, is zero if the entry is missing.</text:p>
      <text:p text:style-name="P1"/>
      <text:p text:style-name="P1"/>
      <text:p text:style-name="P5">Subchallenge 2</text:p>
      <text:p text:style-name="P1"/>
      <text:p text:style-name="P1">The main idea behind the final solution was the following</text:p>
      <text:p text:style-name="P1"/>
      <text:p text:style-name="P6">Two drugs will act in a synergistic fashion if they disturb different genes with related functionality.</text:p>
      <text:p text:style-name="P1"/>
      <text:p text:style-name="P1">For the implementation of this idea, I relied, again, on the GO terms (molecular function and biological process only).</text:p>
      <text:p text:style-name="P1"/>
      <text:p text:style-name="P1">First, the media and DMSO data was used to determine a baseline variation and genes were considered disturbed if they moved more than 1.5 standard deviations away from the mean at any time point. This is a noisy measurement, but it will only be used very indirectly. As above, genes were also grouped together by GO terms.</text:p>
      <text:p text:style-name="P1"/>
      <text:p text:style-name="P1">Each drug was thus characterized by two signatures:</text:p>
      <text:list xml:id="list1032614513" text:style-name="L3">
        <text:list-item>
          <text:p text:style-name="P4">A set of disturbed genes</text:p>
        </text:list-item>
        <text:list-item>
          <text:p text:style-name="P4">A set of disturbed GO terms</text:p>
        </text:list-item>
      </text:list>
      <text:p text:style-name="P1"/>
      <text:p text:style-name="P1">For each pair of drugs, I computed the correlation between its disturbed genes and its disturbed GO terms.</text:p>
      <text:p text:style-name="P1"/>
      <text:p text:style-name="P1">There is a roughly linear correlation between these two values, but the distance to the regression line is our measure of synergy. Drugs pairs for which the GO terms are more correlated than predicted by the correlation at the gene level were predicted to be synergi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ucida Sans" svg:font-family="'Lucida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8:37:01</meta:creation-date>
    <dc:date>2012-10-01T19:56:34</dc:date>
    <meta:editing-duration>PT24M22S</meta:editing-duration>
    <meta:editing-cycles>9</meta:editing-cycles>
    <meta:generator>LibreOffice/3.5$Linux_X86_64 LibreOffice_project/350m1$Build-2</meta:generator>
    <meta:document-statistic meta:table-count="0" meta:image-count="0" meta:object-count="0" meta:page-count="2" meta:paragraph-count="29" meta:word-count="546" meta:character-count="2497" meta:non-whitespace-character-count="2599"/>
  </office:meta>
</office:document-meta>
</file>